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5c042" officeooo:paragraph-rsid="0015c0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clude “ipc.h”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10:50:25.505119266</meta:creation-date>
    <dc:date>2020-05-25T10:52:18.815615072</dc:date>
    <meta:editing-duration>PT1M59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6.4.4.2$Linux_X86_64 LibreOffice_project/40$Build-2</meta:generator>
  </office:meta>
</office:document-meta>
</file>